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5bd24"/>
    </style:style>
    <style:style style:name="P4" style:family="paragraph" style:parent-style-name="Standard">
      <style:text-properties officeooo:paragraph-rsid="0025bd24"/>
    </style:style>
    <style:style style:name="P5" style:family="paragraph" style:parent-style-name="Standard">
      <style:text-properties officeooo:paragraph-rsid="0026160c"/>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style:style style:name="T5" style:family="text">
      <style:text-properties officeooo:rsid="00261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3">Week <text:span text:style-name="T4">6</text:span> -</text:p>
      <text:p text:style-name="P3"/>
      <text:p text:style-name="P3">Progress: <text:span text:style-name="T5">This week I began coding my Client Tracker project. I first created the classes for my domain layer on the client side, and then moved on to the user interface. Good progress was made, but it was </text:span><text:soft-page-break/><text:span text:style-name="T5">slow going (#UI). I also gave my presentation on the Strategy Design Pattern, and shared the PowerPoint and demo code on Slack.</text:span></text:p>
      <text:p text:style-name="P3"/>
      <text:p text:style-name="P5">Problems: <text:span text:style-name="T3">No problems were encountered this week.</text:span></text:p>
      <text:p text:style-name="P3"/>
      <text:p text:style-name="P3">Plans for next week: <text:span text:style-name="T5">Continue work on the client-side application of Client Tracker.</text:span></text:p>
      <text:p text:style-name="P3"/>
      <text:p text:style-name="P5">Week <text:span text:style-name="T5">7</text:span> -</text:p>
      <text:p text:style-name="P5"/>
      <text:p text:style-name="P5">Progress: <text:span text:style-name="T5">This week I continued work on the client-side application of Client Tracker. Nearly all of my energy has gone towards the user interface.</text:span></text:p>
      <text:p text:style-name="P5"/>
      <text:p text:style-name="P5">Problems: <text:span text:style-name="T5">For reasons that I still haven’t determined, my ListSelectionListener is not working on one of my JList objects. I’ve found a workaround for now that will allow me to move on, but this is an issue that is driving me bonkers and I would like to properly address at a later point. For now, implementing more UI elements and moving towards the creation of my server-side code is more important.</text:span></text:p>
      <text:p text:style-name="P5"/>
      <text:p text:style-name="P5">Plans for next week: <text:span text:style-name="T5">Complete the first draft of my Client Tracker project, which includes the client and server applications communicating.</text:span></text:p>
      <text:p text:style-name="P5"/>
      <text:p text:style-name="P5">Week <text:span text:style-name="T5">8</text:span> -</text:p>
      <text:p text:style-name="P5"/>
      <text:p text:style-name="P5">Progress:</text:p>
      <text:p text:style-name="P5"/>
      <text:p text:style-name="P5">Problems: </text:p>
      <text:p text:style-name="P5"/>
      <text:p text:style-name="P5">Plans for next wee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6-20T19:19:06.835097297</dc:date>
    <meta:editing-duration>PT21M48S</meta:editing-duration>
    <meta:editing-cycles>7</meta:editing-cycles>
    <meta:generator>LibreOffice/6.0.1.1$MacOSX_X86_64 LibreOffice_project/60bfb1526849283ce2491346ed2aa51c465abfe6</meta:generator>
    <meta:document-statistic meta:table-count="0" meta:image-count="0" meta:object-count="0" meta:page-count="3" meta:paragraph-count="37" meta:word-count="1057" meta:character-count="6161" meta:non-whitespace-character-count="5139"/>
  </office:meta>
</office:document-meta>
</file>